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 style:master-pag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NEXO I.a.</text:p>
      <text:p text:style-name="P2">PROYECTO FINAL DE CARRERA</text:p>
      <text:p text:style-name="P2"/>
      <text:p text:style-name="P1"/>
      <text:h text:style-name="Heading_20_1" text:outline-level="1">Aceptación del Director de Proyecto</text:h>
      <text:p text:style-name="Standard"/>
      <text:p text:style-name="P3">Los abajo firmantes declaran conocer y aceptar los siguientes términos:</text:p>
      <text:p text:style-name="Text_20_body">No es intención ni se deriva del presente el establecimiento o la creación de una relación laboral de dependencia o una relación de principal y agente entre la Facultad y el Director de Proyecto. Debe entenderse que el Director de Proyecto es una persona independiente y autónoma en su relación con esta institución. La Facultad no asume responsabilidad alguna de: efectuar contribución patronal jubilatoria ni retención personal por el mismo concepto, sobre los seguros de vida, enfermedad, como así también toda otra obligación derivada de la legislación impositiva y de Seguridad Social aplicables, accidentes de viajes u otros seguros que pudieran ser necesarios o convenientes a los fines del cumplimiento de la presente actividad.</text:p>
      <text:p text:style-name="Text_20_body">El Director de Proyecto desvincula expresamente a la Facultad de toda responsabilidad por reclamos de cualquier tipo por parte de terceros derivados de daños que pudieran ocasionarse con motivo del cumplimiento del presente. Los derechos y obligaciones del Director de Proyecto serán exclusivamente los aquí previstos. Por consiguiente, no tendrá derecho a recibir de la Facultad ningún beneficio, prestación, compensación, indemnización u otro.</text:p>
      <text:p text:style-name="P3"/>
      <text:p text:style-name="P3"/>
      <text:p text:style-name="P3"/>
      <text:p text:style-name="P4"/>
      <text:p text:style-name="P5"><text:tab/>.............................<text:tab/>.............................<text:tab/>...................................</text:p>
      <text:p text:style-name="P6"><text:tab/>Mariano N. Galán <text:tab/>Nicolás D. César<text:tab/>Ing. Alicia Chevali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" fo:font-size="12pt" fo:language="es" fo:country="A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ANEXO I</dc:title>
    <meta:initial-creator>casa</meta:initial-creator>
    <meta:creation-date>2004-08-10T09:44:00</meta:creation-date>
    <dc:date>2007-07-25T17:12:00</dc:date>
    <dc:language>es-AR</dc:language>
    <meta:editing-cycles>1</meta:editing-cycles>
    <meta:editing-duration>PT6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207" meta:character-count="1475"/>
  </office:meta>
</office:document-meta>
</file>